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º Pablo Rodríguez finalizo sus estudios de la ESO en junio de 2019. una empresa quiere contratarle en noviembre de 2019 para formarlo como ayudante de oficina dedicando a la formación teórica del trabajador el 40% de la jornada y el 60% a trabajo efectivo.</text:p>
      <text:p text:style-name="Standard"/>
      <text:p text:style-name="Standard"><text:tab/>a)Indica la duración mínima y máxima de este contrato.</text:p>
      <text:p text:style-name="Standard"/>
      <text:p text:style-name="Standard"><text:tab/>b)Si el SMI para 2019 es de 900,00 euros/mes, indica cual será la cantidad mínima que debe <text:tab/>cobrar Pablo.</text:p>
      <text:p text:style-name="Standard"/>
      <text:p text:style-name="Standard"><text:tab/>c)Si el contrato se celebrase con una duración inicial de un año, ¿podría ser prorrogado?<text:tab/>¿cuantas veces y con que duración?</text:p>
      <text:p text:style-name="Standard"/>
      <text:p text:style-name="Standard">2º Rosana Garcia finalizó sus estudios de Técnico Superior en Desarrollo de Aplicaciones Multiplataforma en junio de 2019 y es contratada en prácticas como programadora por GETRONICS en julio de 2019.</text:p>
      <text:p text:style-name="Standard"/>
      <text:p text:style-name="Standard"><text:tab/>a) Indica la duración mínima y máxima de este contrato.</text:p>
      <text:p text:style-name="Standard"><text:tab/>b) Si el convenio es de 1257 euros/mes indica cual será la cantidad mínima que debe cobrar <text:tab/>Ana durante 2019.</text:p>
      <text:p text:style-name="Standard"><text:tab/>c) Si se realiza con una duración inferior a la máxima ¿Cuántas prórrogas podrían pactarse? <text:tab/>¿cuál <text:tab/>seria su duración?</text:p>
      <text:p text:style-name="Standard"><text:tab/>d)Indica el periodo de prueba que podrían pactar.</text:p>
      <text:p text:style-name="Standard">3º Un trabajador lleva una serie de contratos seguidos en un periodo de 30 meses con una empresa de alimentación: el primer contrato fue por obra con una duración de 12 meses, el segundo eventual de 6 meses de duración y el tercero de obra de 10 meses ¿Puede reclamar su condición de fija? ¿Por que?</text:p>
      <text:p text:style-name="Standard"/>
      <text:p text:style-name="Standard">4º Alicia va a trabajar a tiempo parcial como profesora en una academia de ingles. Su jornada será de 4 horas al día de lunes a viernes(20 horas a la semana). En el contrato pactó realizar horas complementarias.¿cuantas horas complementarias podría realizar a la semana si su convenio colectivo no indica nada al respecto?</text:p>
      <text:p text:style-name="Standard"/>
      <text:p text:style-name="Standard">5º Alberto ha empezado a trabajar en un taller mecánico. Cuando lleva 4 días trabajando su jefe le indica verbalmente que estará en periodo de prueba durante 1 mes en el que cobrara el 90% del sueldo por estar en periodo de prueba.</text:p>
      <text:p text:style-name="Standard">¿es legal el periodo de prueba pactado?</text:p>
      <text:p text:style-name="Standard">¿podría Alberto ganar menos por estar en periodo de prueba?</text:p>
      <text:p text:style-name="Standard">¿debería preavisarle la empresa si quiere extinguir su contrato en periodo de prueba?</text:p>
      <text:p text:style-name="Standard"/>
      <text:p text:style-name="Standard">Pagina 35 libro de texto</text:p>
      <text:p text:style-name="Standard">7º Elena termino un ciclo formativo el año pasado. Después de enviar varios currículos, es contratada por Novacion, mediante un contrato de interinidad, para ser cedida a otra empresa, laboratorios Simantec,SA, donde trabaja Miguel con un contrato indefinido. </text:p>
      <text:p text:style-name="Standard"/>
      <text:p text:style-name="Standard"><text:tab/>a) Identifica en un esquema a la ETT, al trabajador y a la empresa usuaria.</text:p>
      <text:p text:style-name="Standard"><text:tab/>b)¿Es obligatorio formalizar un contrato a través de una ETT por escrito?</text:p>
      <text:p text:style-name="Standard"><text:tab/>c)¿Que convenio se aplica a Elena?</text:p>
      <text:p text:style-name="Standard"><text:tab/>d)¿Quien puede sancionar a Elena si comete una infracción?¿Y a Miguel?</text:p>
      <text:p text:style-name="Standard"><text:tab/>e)¿Quién debe informar y formar a Elena en materia de prevención de riesgos laborales? Y <text:tab/>proporcionarle los equipos de protección individual?</text:p>
      <text:p text:style-name="Standard"><text:tab/>f)Si Elena y Miguel realizan el mismo trabajo y tienen la misma categoría profesional, <text:tab/>podría Elena cobrar un salario inferior al de Miguel?</text:p>
      <text:p text:style-name="Standard"><text:soft-page-break/>Pagina 36</text:p>
      <text:p text:style-name="Standard">4º Anabel ha firmado un contrato en practicas de dos años de duración,que inicio el 1 de julio de 2012. en diciembre de ese mismo año se fue a Tanzania, donde contrajo malaria, lo que motivó que estuviera de baja por incapacidad temporal durante dos meses.¿Cuando finalizara su contrato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5:25:57.989344120</meta:creation-date>
    <dc:date>2019-10-18T16:05:41.121876122</dc:date>
    <meta:editing-duration>PT52S</meta:editing-duration>
    <meta:editing-cycles>1</meta:editing-cycles>
    <meta:document-statistic meta:table-count="0" meta:image-count="0" meta:object-count="0" meta:page-count="2" meta:paragraph-count="25" meta:word-count="547" meta:character-count="3234" meta:non-whitespace-character-count="2692"/>
    <meta:generator>LibreOffice/6.0.7.3$Linux_X86_64 LibreOffice_project/00m0$Build-3</meta:generator>
  </office:meta>
</office:document-meta>
</file>